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327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>
            <text:p>Wavelength Range</text:p>
          </table:table-cell>
          <table:table-cell office:value-type="string">
            <text:p>Color</text:p>
          </table:table-cell>
          <table:table-cell/>
          <table:table-cell office:value-type="string">
            <text:p>Wavelength Range</text:p>
          </table:table-cell>
          <table:table-cell office:value-type="string">
            <text:p>Color</text:p>
          </table:table-cell>
        </table:table-row>
        <table:table-row table:style-name="ro1">
          <table:table-cell office:value-type="string">
            <text:p>&lt; 380 nm</text:p>
          </table:table-cell>
          <table:table-cell office:value-type="string">
            <text:p>Ultraviolet</text:p>
          </table:table-cell>
          <table:table-cell/>
          <table:table-cell office:value-type="string">
            <text:p>&lt; 380 nm</text:p>
          </table:table-cell>
          <table:table-cell office:value-type="string">
            <text:p>Ultraviolet</text:p>
          </table:table-cell>
        </table:table-row>
        <table:table-row table:style-name="ro1">
          <table:table-cell office:value-type="string">
            <text:p>380-450 nm</text:p>
          </table:table-cell>
          <table:table-cell office:value-type="string">
            <text:p>Violet</text:p>
          </table:table-cell>
          <table:table-cell/>
          <table:table-cell office:value-type="string">
            <text:p>380-450 nm</text:p>
          </table:table-cell>
          <table:table-cell office:value-type="string">
            <text:p>Violet</text:p>
          </table:table-cell>
        </table:table-row>
        <table:table-row table:style-name="ro1">
          <table:table-cell office:value-type="string">
            <text:p>450-495 nm</text:p>
          </table:table-cell>
          <table:table-cell office:value-type="string">
            <text:p>Blue</text:p>
          </table:table-cell>
          <table:table-cell/>
          <table:table-cell office:value-type="string">
            <text:p>450-495 nm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string">
            <text:p>495-570 nm</text:p>
          </table:table-cell>
          <table:table-cell office:value-type="string">
            <text:p>Green</text:p>
          </table:table-cell>
          <table:table-cell/>
          <table:table-cell office:value-type="string">
            <text:p>495-570 nm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string">
            <text:p>570-590 nm</text:p>
          </table:table-cell>
          <table:table-cell office:value-type="string">
            <text:p>Yellow</text:p>
          </table:table-cell>
          <table:table-cell/>
          <table:table-cell office:value-type="string">
            <text:p>570-590 nm</text:p>
          </table:table-cell>
          <table:table-cell office:value-type="string">
            <text:p>Yellow</text:p>
          </table:table-cell>
        </table:table-row>
        <table:table-row table:style-name="ro1">
          <table:table-cell office:value-type="string">
            <text:p>590-620 nm</text:p>
          </table:table-cell>
          <table:table-cell office:value-type="string">
            <text:p>Orange</text:p>
          </table:table-cell>
          <table:table-cell/>
          <table:table-cell office:value-type="string">
            <text:p>590-620 nm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620-750 nm</text:p>
          </table:table-cell>
          <table:table-cell office:value-type="string">
            <text:p>Red</text:p>
          </table:table-cell>
          <table:table-cell/>
          <table:table-cell office:value-type="string">
            <text:p>620-750 nm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&gt; 750 nm</text:p>
          </table:table-cell>
          <table:table-cell office:value-type="string">
            <text:p>Infrared</text:p>
          </table:table-cell>
          <table:table-cell/>
          <table:table-cell office:value-type="string">
            <text:p>&gt; 750 nm</text:p>
          </table:table-cell>
          <table:table-cell office:value-type="string">
            <text:p>Infrared</text:p>
          </table:table-cell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Wavelength Range</text:p>
          </table:table-cell>
          <table:table-cell office:value-type="string">
            <text:p>Color</text:p>
          </table:table-cell>
          <table:table-cell/>
          <table:table-cell office:value-type="string">
            <text:p>Wavelength Range</text:p>
          </table:table-cell>
          <table:table-cell office:value-type="string">
            <text:p>Color</text:p>
          </table:table-cell>
        </table:table-row>
        <table:table-row table:style-name="ro1">
          <table:table-cell office:value-type="string">
            <text:p>&lt; 380 nm</text:p>
          </table:table-cell>
          <table:table-cell office:value-type="string">
            <text:p>Ultraviolet</text:p>
          </table:table-cell>
          <table:table-cell/>
          <table:table-cell office:value-type="string">
            <text:p>&lt; 380 nm</text:p>
          </table:table-cell>
          <table:table-cell office:value-type="string">
            <text:p>Ultraviolet</text:p>
          </table:table-cell>
        </table:table-row>
        <table:table-row table:style-name="ro1">
          <table:table-cell office:value-type="string">
            <text:p>380-450 nm</text:p>
          </table:table-cell>
          <table:table-cell office:value-type="string">
            <text:p>Violet</text:p>
          </table:table-cell>
          <table:table-cell/>
          <table:table-cell office:value-type="string">
            <text:p>380-450 nm</text:p>
          </table:table-cell>
          <table:table-cell office:value-type="string">
            <text:p>Violet</text:p>
          </table:table-cell>
        </table:table-row>
        <table:table-row table:style-name="ro1">
          <table:table-cell office:value-type="string">
            <text:p>450-495 nm</text:p>
          </table:table-cell>
          <table:table-cell office:value-type="string">
            <text:p>Blue</text:p>
          </table:table-cell>
          <table:table-cell/>
          <table:table-cell office:value-type="string">
            <text:p>450-495 nm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string">
            <text:p>495-570 nm</text:p>
          </table:table-cell>
          <table:table-cell office:value-type="string">
            <text:p>Green</text:p>
          </table:table-cell>
          <table:table-cell/>
          <table:table-cell office:value-type="string">
            <text:p>495-570 nm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string">
            <text:p>570-590 nm</text:p>
          </table:table-cell>
          <table:table-cell office:value-type="string">
            <text:p>Yellow</text:p>
          </table:table-cell>
          <table:table-cell/>
          <table:table-cell office:value-type="string">
            <text:p>570-590 nm</text:p>
          </table:table-cell>
          <table:table-cell office:value-type="string">
            <text:p>Yellow</text:p>
          </table:table-cell>
        </table:table-row>
        <table:table-row table:style-name="ro1">
          <table:table-cell office:value-type="string">
            <text:p>590-620 nm</text:p>
          </table:table-cell>
          <table:table-cell office:value-type="string">
            <text:p>Orange</text:p>
          </table:table-cell>
          <table:table-cell/>
          <table:table-cell office:value-type="string">
            <text:p>590-620 nm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620-750 nm</text:p>
          </table:table-cell>
          <table:table-cell office:value-type="string">
            <text:p>Red</text:p>
          </table:table-cell>
          <table:table-cell/>
          <table:table-cell office:value-type="string">
            <text:p>620-750 nm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&gt; 750 nm</text:p>
          </table:table-cell>
          <table:table-cell office:value-type="string">
            <text:p>Infrared</text:p>
          </table:table-cell>
          <table:table-cell/>
          <table:table-cell office:value-type="string">
            <text:p>&gt; 750 nm</text:p>
          </table:table-cell>
          <table:table-cell office:value-type="string">
            <text:p>Infrared</text:p>
          </table:table-cell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Wavelength Range</text:p>
          </table:table-cell>
          <table:table-cell office:value-type="string">
            <text:p>Color</text:p>
          </table:table-cell>
          <table:table-cell/>
          <table:table-cell office:value-type="string">
            <text:p>Wavelength Range</text:p>
          </table:table-cell>
          <table:table-cell office:value-type="string">
            <text:p>Color</text:p>
          </table:table-cell>
        </table:table-row>
        <table:table-row table:style-name="ro1">
          <table:table-cell office:value-type="string">
            <text:p>&lt; 380 nm</text:p>
          </table:table-cell>
          <table:table-cell office:value-type="string">
            <text:p>Ultraviolet</text:p>
          </table:table-cell>
          <table:table-cell/>
          <table:table-cell office:value-type="string">
            <text:p>&lt; 380 nm</text:p>
          </table:table-cell>
          <table:table-cell office:value-type="string">
            <text:p>Ultraviolet</text:p>
          </table:table-cell>
        </table:table-row>
        <table:table-row table:style-name="ro1">
          <table:table-cell office:value-type="string">
            <text:p>380-450 nm</text:p>
          </table:table-cell>
          <table:table-cell office:value-type="string">
            <text:p>Violet</text:p>
          </table:table-cell>
          <table:table-cell/>
          <table:table-cell office:value-type="string">
            <text:p>380-450 nm</text:p>
          </table:table-cell>
          <table:table-cell office:value-type="string">
            <text:p>Violet</text:p>
          </table:table-cell>
        </table:table-row>
        <table:table-row table:style-name="ro1">
          <table:table-cell office:value-type="string">
            <text:p>450-495 nm</text:p>
          </table:table-cell>
          <table:table-cell office:value-type="string">
            <text:p>Blue</text:p>
          </table:table-cell>
          <table:table-cell/>
          <table:table-cell office:value-type="string">
            <text:p>450-495 nm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string">
            <text:p>495-570 nm</text:p>
          </table:table-cell>
          <table:table-cell office:value-type="string">
            <text:p>Green</text:p>
          </table:table-cell>
          <table:table-cell/>
          <table:table-cell office:value-type="string">
            <text:p>495-570 nm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string">
            <text:p>570-590 nm</text:p>
          </table:table-cell>
          <table:table-cell office:value-type="string">
            <text:p>Yellow</text:p>
          </table:table-cell>
          <table:table-cell/>
          <table:table-cell office:value-type="string">
            <text:p>570-590 nm</text:p>
          </table:table-cell>
          <table:table-cell office:value-type="string">
            <text:p>Yellow</text:p>
          </table:table-cell>
        </table:table-row>
        <table:table-row table:style-name="ro1">
          <table:table-cell office:value-type="string">
            <text:p>590-620 nm</text:p>
          </table:table-cell>
          <table:table-cell office:value-type="string">
            <text:p>Orange</text:p>
          </table:table-cell>
          <table:table-cell/>
          <table:table-cell office:value-type="string">
            <text:p>590-620 nm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620-750 nm</text:p>
          </table:table-cell>
          <table:table-cell office:value-type="string">
            <text:p>Red</text:p>
          </table:table-cell>
          <table:table-cell/>
          <table:table-cell office:value-type="string">
            <text:p>620-750 nm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&gt; 750 nm</text:p>
          </table:table-cell>
          <table:table-cell office:value-type="string">
            <text:p>Infrared</text:p>
          </table:table-cell>
          <table:table-cell/>
          <table:table-cell office:value-type="string">
            <text:p>&gt; 750 nm</text:p>
          </table:table-cell>
          <table:table-cell office:value-type="string">
            <text:p>Infrared</text:p>
          </table:table-cell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Wavelength Range</text:p>
          </table:table-cell>
          <table:table-cell office:value-type="string">
            <text:p>Color</text:p>
          </table:table-cell>
          <table:table-cell/>
          <table:table-cell office:value-type="string">
            <text:p>Wavelength Range</text:p>
          </table:table-cell>
          <table:table-cell office:value-type="string">
            <text:p>Color</text:p>
          </table:table-cell>
        </table:table-row>
        <table:table-row table:style-name="ro1">
          <table:table-cell office:value-type="string">
            <text:p>&lt; 380 nm</text:p>
          </table:table-cell>
          <table:table-cell office:value-type="string">
            <text:p>Ultraviolet</text:p>
          </table:table-cell>
          <table:table-cell/>
          <table:table-cell office:value-type="string">
            <text:p>&lt; 380 nm</text:p>
          </table:table-cell>
          <table:table-cell office:value-type="string">
            <text:p>Ultraviolet</text:p>
          </table:table-cell>
        </table:table-row>
        <table:table-row table:style-name="ro1">
          <table:table-cell office:value-type="string">
            <text:p>380-450 nm</text:p>
          </table:table-cell>
          <table:table-cell office:value-type="string">
            <text:p>Violet</text:p>
          </table:table-cell>
          <table:table-cell/>
          <table:table-cell office:value-type="string">
            <text:p>380-450 nm</text:p>
          </table:table-cell>
          <table:table-cell office:value-type="string">
            <text:p>Violet</text:p>
          </table:table-cell>
        </table:table-row>
        <table:table-row table:style-name="ro1">
          <table:table-cell office:value-type="string">
            <text:p>450-495 nm</text:p>
          </table:table-cell>
          <table:table-cell office:value-type="string">
            <text:p>Blue</text:p>
          </table:table-cell>
          <table:table-cell/>
          <table:table-cell office:value-type="string">
            <text:p>450-495 nm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string">
            <text:p>495-570 nm</text:p>
          </table:table-cell>
          <table:table-cell office:value-type="string">
            <text:p>Green</text:p>
          </table:table-cell>
          <table:table-cell/>
          <table:table-cell office:value-type="string">
            <text:p>495-570 nm</text:p>
          </table:table-cell>
          <table:table-cell office:value-type="string">
            <text:p>Green</text:p>
          </table:table-cell>
        </table:table-row>
        <table:table-row table:style-name="ro1">
          <table:table-cell office:value-type="string">
            <text:p>570-590 nm</text:p>
          </table:table-cell>
          <table:table-cell office:value-type="string">
            <text:p>Yellow</text:p>
          </table:table-cell>
          <table:table-cell/>
          <table:table-cell office:value-type="string">
            <text:p>570-590 nm</text:p>
          </table:table-cell>
          <table:table-cell office:value-type="string">
            <text:p>Yellow</text:p>
          </table:table-cell>
        </table:table-row>
        <table:table-row table:style-name="ro1">
          <table:table-cell office:value-type="string">
            <text:p>590-620 nm</text:p>
          </table:table-cell>
          <table:table-cell office:value-type="string">
            <text:p>Orange</text:p>
          </table:table-cell>
          <table:table-cell/>
          <table:table-cell office:value-type="string">
            <text:p>590-620 nm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620-750 nm</text:p>
          </table:table-cell>
          <table:table-cell office:value-type="string">
            <text:p>Red</text:p>
          </table:table-cell>
          <table:table-cell/>
          <table:table-cell office:value-type="string">
            <text:p>620-750 nm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&gt; 750 nm</text:p>
          </table:table-cell>
          <table:table-cell office:value-type="string">
            <text:p>Infrared</text:p>
          </table:table-cell>
          <table:table-cell/>
          <table:table-cell office:value-type="string">
            <text:p>&gt; 750 nm</text:p>
          </table:table-cell>
          <table:table-cell office:value-type="string">
            <text:p>Infrared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07:28:03</meta:creation-date>
    <dc:date>2012-11-07T07:33:31</dc:date>
    <meta:editing-duration>PT58S</meta:editing-duration>
    <meta:editing-cycles>2</meta:editing-cycles>
    <meta:generator>LibreOffice/3.5$Linux_X86_64 LibreOffice_project/350m1$Build-3</meta:generator>
    <meta:document-statistic meta:table-count="3" meta:cell-count="144" meta:object-count="0"/>
  </office:meta>
</office:document-meta>
</file>